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es personnes malvoyantes, les difficultés</text:p>
      <text:p text:style-name="Standard">se situent au niveau des couleurs (utilisation de</text:p>
      <text:p text:style-name="Standard">motifs en arrière plan) et de l’utilisation de pe-</text:p>
      <text:p text:style-name="Standard">tits caractères. Pour les daltoniens par exemple,</text:p>
      <text:p text:style-name="Standard">ce sont certaines combinaisons de couleurs ou</text:p>
      <text:p text:style-name="Standard">un contraste insuffisant qui rendent certains</text:p>
      <text:p text:style-name="Standard">contenus difficilement ou totalement invisibles.</text:p>
      <text:p text:style-name="Standard">Dès lors, <text:span text:style-name="T1">la vision de l'écran n'est pas globale</text:span> et</text:p>
      <text:p text:style-name="Standard">la lecture se fait en plusieurs fois, par portions</text:p>
      <text:p text:style-name="Standard">d'écran plus ou moins grandes selon le degré</text:p>
      <text:p text:style-name="Standard">d'agrandissement nécessaire (jusqu'à 500 %</text:p>
      <text:p text:style-name="Standard">pour les logiciels standards, et jusqu'à 16 fois</text:p>
      <text:p text:style-name="Standard">pour les logiciels spécialisés). En contrepartie,</text:p>
      <text:p text:style-name="Standard">les déplacements dans l'écran restent lents et</text:p>
      <text:p text:style-name="Standard">contraignants. Comme dans le cas de la cécité,</text:p>
      <text:p text:style-name="Standard">un <text:span text:style-name="T1">effort de reconstruction mentale est néces-</text:span></text:p>
      <text:p text:style-name="Standard"><text:span text:style-name="T1">saire pour ré-assembler les éléments perçus</text:span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1-24T16:09:00</meta:creation-date>
    <dc:date>2014-01-24T16:10:36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17" meta:word-count="122" meta:character-count="815" meta:non-whitespace-character-count="693"/>
    <meta:generator>LibreOffice/3.5$Linux_x86 LibreOffice_project/350m1$Build-2</meta:generator>
  </office:meta>
</office:document-meta>
</file>